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58pt"/>
    </style:style>
    <style:style style:name="co4" style:family="table-column">
      <style:table-column-properties fo:break-before="auto" style:column-width="81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45pt"/>
    </style:style>
    <style:style style:name="co7" style:family="table-column">
      <style:table-column-properties fo:break-before="auto" style:column-width="156pt"/>
    </style:style>
    <style:style style:name="ro1" style:family="table-row">
      <style:table-row-properties fo:break-before="auto" style:row-height="1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ffff" style:cell-protect="none" style:vertical-align="middle"/>
      <style:text-properties fo:color="#000000" fo:font-family="Bitstream Vera Sans" fo:font-size="16pt" fo:font-weight="bold"/>
    </style:style>
    <style:style style:name="ce3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4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12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8" style:family="table-cell">
      <style:table-cell-properties style:text-align-source="fix"/>
      <style:paragraph-properties fo:text-align="center"/>
    </style:style>
    <style:style style:name="ce9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0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1" style:family="table-cell">
      <style:table-cell-properties fo:background-color="#ffffff" style:cell-protect="none" style:vertical-align="middle"/>
      <style:text-properties fo:color="#000000" fo:font-family="Bitstream Vera Sans" fo:font-size="16pt"/>
    </style:style>
    <style:style style:name="ce12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</office:automatic-styles>
  <office:body>
    <office:spreadsheet>
      <table:table table:name="Formula Status" table:style-name="ta1">
        <table:table-column table:style-name="co1" table:default-cell-style-name="ce1"/>
        <table:table-column table:style-name="co2" table:default-cell-style-name="ce1"/>
        <table:table-column table:style-name="co3"/>
        <table:table-column table:style-name="co4"/>
        <table:table-column table:style-name="co5"/>
        <table:table-column table:style-name="co6"/>
        <table:table-row table:style-name="ro1">
          <table:table-cell office:value-type="string" office:string-value="Formula Status Sheet" table:style-name="ce2">
            <text:p>Formula Status Sheet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Function Name" table:style-name="ce3">
            <text:p>Function Name</text:p>
          </table:table-cell>
          <table:table-cell office:value-type="string" office:string-value="OpenFormula Group" table:style-name="ce3">
            <text:p>OpenFormula Group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</table:table-row>
        <table:table-row>
          <table:table-cell/>
        </table:table-row>
        <table:table-row table:style-name="ro2">
          <table:table-cell office:value-type="string" office:string-value="Array/matrix Functions" table:style-name="ce5">
            <text:p>Array/matrix Functions</text:p>
          </table:table-cell>
          <table:table-cell/>
        </table:table-row>
        <table:table-row table:style-name="ro3">
          <table:table-cell office:value-type="string" office:string-value="MDETERM" table:style-name="ce6">
            <text:p>MDETER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/>
          <table:table-cell table:style-name="ce10"/>
        </table:table-row>
        <table:table-row table:style-name="ro3">
          <table:table-cell office:value-type="string" office:string-value="MINVERSE" table:style-name="ce6">
            <text:p>MINVERSE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MMULT" table:style-name="ce6">
            <text:p>MMUL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MUNIT" table:style-name="ce6">
            <text:p>MUNIT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SUMPRODUCT" table:style-name="ce6">
            <text:p>SUMPRODUC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SUMX2MY2" table:style-name="ce6">
            <text:p>SUMX2MY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SUMX2PY2" table:style-name="ce6">
            <text:p>SUMX2PY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SUMXMY2" table:style-name="ce6">
            <text:p>SUMXMY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SUM2XMY" table:style-name="ce9">
            <text:p>SUM2XMY</text:p>
          </table:table-cell>
          <table:table-cell table:style-name="ce8" table:number-columns-repeated="2"/>
        </table:table-row>
        <table:table-row table:style-name="ro3">
          <table:table-cell office:value-type="string" office:string-value="TRANSPOSE" table:style-name="ce6">
            <text:p>TRANSPOSE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Bit operation functions" table:style-name="ce5">
            <text:p>Bit operation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TAND" table:style-name="ce6">
            <text:p>BITAND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LSHIFT" table:style-name="ce6">
            <text:p>BITLSHIFT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OR" table:style-name="ce6">
            <text:p>BITOR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RSHIFT" table:style-name="ce6">
            <text:p>BITRSHIFT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TXOR" table:style-name="ce6">
            <text:p>BITXOR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Byte-position text functions" table:style-name="ce5">
            <text:p>Byte-position text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NDB" table:style-name="ce6">
            <text:p>FIND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FTB" table:style-name="ce6">
            <text:p>LEFT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NB" table:style-name="ce6">
            <text:p>LEN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MIDB" table:style-name="ce6">
            <text:p>MID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EPLACEB" table:style-name="ce6">
            <text:p>REPLACE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IGHTB" table:style-name="ce6">
            <text:p>RIGHT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SEARCHB" table:style-name="ce6">
            <text:p>SEARCHB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Complex Number Functions" table:style-name="ce5">
            <text:p>Complex Number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MPLEX" table:style-name="ce6">
            <text:p>COMPLEX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ABS" table:style-name="ce6">
            <text:p>IMABS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AGINARY" table:style-name="ce6">
            <text:p>IMAGINARY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ARGUMENT" table:style-name="ce6">
            <text:p>IMARGUMEN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CONJUGATE" table:style-name="ce6">
            <text:p>IMCONJUGATE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COS" table:style-name="ce6">
            <text:p>IMCOS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DIV" table:style-name="ce6">
            <text:p>IMDIV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EXP" table:style-name="ce6">
            <text:p>IMEXP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LN" table:style-name="ce6">
            <text:p>IMLN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LOG10" table:style-name="ce6">
            <text:p>IMLOG10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IMLOG2" table:style-name="ce6">
            <text:p>IMLOG2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IMPOWER" table:style-name="ce6">
            <text:p>IMPOWER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PRODUCT" table:style-name="ce6">
            <text:p>IMPRODUC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REAL" table:style-name="ce6">
            <text:p>IMREAL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IN" table:style-name="ce6">
            <text:p>IMSIN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QRT" table:style-name="ce6">
            <text:p>IMSQRT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UB" table:style-name="ce6">
            <text:p>IMSUB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IMSUM" table:style-name="ce6">
            <text:p>IMSU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</table:table-row>
        <table:table-row>
          <table:table-cell office:value-type="string" office:string-value="IMTAN" table:style-name="ce1">
            <text:p>IMTAN</text:p>
          </table:table-cell>
          <table:table-cell office:value-type="string" office:string-value="Huge" table:style-name="ce7">
            <text:p>Huge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Database Functions" table:style-name="ce5">
            <text:p>Database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AVERAGE" table:style-name="ce6">
            <text:p>DAVERAGE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COUNT" table:style-name="ce6">
            <text:p>DCOUNT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COUNTA" table:style-name="ce6">
            <text:p>DCOUNTA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GET" table:style-name="ce6">
            <text:p>DGET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MAX" table:style-name="ce6">
            <text:p>DMAX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MIN" table:style-name="ce6">
            <text:p>DMIN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PRODUCT" table:style-name="ce6">
            <text:p>DPRODUCT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STDEV" table:style-name="ce6">
            <text:p>DSTDEV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STDEVP" table:style-name="ce6">
            <text:p>DSTDEVP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SUM" table:style-name="ce6">
            <text:p>DSUM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VAR" table:style-name="ce6">
            <text:p>DVAR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VARP" table:style-name="ce6">
            <text:p>DVARP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Date and Time Functions" table:style-name="ce5">
            <text:p>Date and Time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ATE" table:style-name="ce6">
            <text:p>DATE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>
          <table:table-cell office:value-type="string" office:string-value="DATE2UNIX" table:style-name="ce6">
            <text:p>DATE2UNIX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8" table:number-columns-repeated="3"/>
        </table:table-row>
        <table:table-row table:style-name="ro3">
          <table:table-cell office:value-type="string" office:string-value="DATEDIF" table:style-name="ce6">
            <text:p>DATEDIF</text:p>
          </table:table-cell>
          <table:table-cell office:value-type="string" office:string-value="Large" table:style-name="ce9">
            <text:p>Large</text:p>
          </table:table-cell>
          <table:table-cell table:style-name="ce8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DATESTRING" table:style-name="ce6">
            <text:p>DATESTRIN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ATEVALUE" table:style-name="ce6">
            <text:p>DATEVALUE</text:p>
          </table:table-cell>
          <table:table-cell office:value-type="string" office:string-value="Medium" table:style-name="ce9">
            <text:p>Medium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AY" table:style-name="ce6">
            <text:p>DAY</text:p>
          </table:table-cell>
          <table:table-cell office:value-type="string" office:string-value="Small" table:style-name="ce9">
            <text:p>Small</text:p>
          </table:table-cell>
          <table:table-cell table:style-name="ce8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AYS" table:style-name="ce6">
            <text:p>DAYS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DAYS360" table:style-name="ce6">
            <text:p>DAYS360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EDATE" table:style-name="ce6">
            <text:p>EDATE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EOMONTH" table:style-name="ce6">
            <text:p>EOMONTH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HOUR" table:style-name="ce6">
            <text:p>HOUR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MINUTE" table:style-name="ce6">
            <text:p>MINUTE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MONTH" table:style-name="ce6">
            <text:p>MONTH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NETWORKDAYS" table:style-name="ce6">
            <text:p>NETWORKDAYS</text:p>
          </table:table-cell>
          <table:table-cell office:value-type="string" office:string-value="Medium" table:style-name="ce7">
            <text:p>Medium</text:p>
          </table:table-cell>
          <table:table-cell table:style-name="ce8"/>
          <table:table-cell office:value-type="string" office:string-value="Sascha" table:style-name="ce7">
            <text:p>Sascha</text:p>
          </table:table-cell>
          <table:table-cell table:style-name="ce8" table:number-columns-repeated="2"/>
        </table:table-row>
        <table:table-row table:style-name="ro3">
          <table:table-cell office:value-type="string" office:string-value="NOW" table:style-name="ce6">
            <text:p>NOW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SECOND" table:style-name="ce6">
            <text:p>SECOND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TIME" table:style-name="ce6">
            <text:p>TIME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TIMEVALUE" table:style-name="ce6">
            <text:p>TIMEVALUE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TODAY" table:style-name="ce6">
            <text:p>TODAY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>
          <table:table-cell office:value-type="string" office:string-value="UNIX2DATE" table:style-name="ce6">
            <text:p>UNIX2DATE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8" table:number-columns-repeated="3"/>
        </table:table-row>
        <table:table-row table:style-name="ro3">
          <table:table-cell office:value-type="string" office:string-value="WEEKDAY" table:style-name="ce6">
            <text:p>WEEKDAY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WEEKNUM" table:style-name="ce6">
            <text:p>WEEKNUM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8"/>
        </table:table-row>
        <table:table-row table:style-name="ro3">
          <table:table-cell office:value-type="string" office:string-value="WORKDAY" table:style-name="ce6">
            <text:p>WORKDAY</text:p>
          </table:table-cell>
          <table:table-cell office:value-type="string" office:string-value="Medium" table:style-name="ce7">
            <text:p>Medium</text:p>
          </table:table-cell>
          <table:table-cell table:style-name="ce8"/>
          <table:table-cell office:value-type="string" office:string-value="Sascha" table:style-name="ce7">
            <text:p>Sascha</text:p>
          </table:table-cell>
          <table:table-cell table:style-name="ce8" table:number-columns-repeated="2"/>
        </table:table-row>
        <table:table-row table:style-name="ro3">
          <table:table-cell office:value-type="string" office:string-value="YEAR" table:style-name="ce6">
            <text:p>YEAR</text:p>
          </table:table-cell>
          <table:table-cell table:style-name="ce8" table:number-columns-repeated="2"/>
          <table:table-cell office:value-type="string" office:string-value="x" table:style-name="ce8">
            <text:p>x</text:p>
          </table:table-cell>
          <table:table-cell table:style-name="ce8" table:number-columns-repeated="2"/>
        </table:table-row>
        <table:table-row table:style-name="ro3">
          <table:table-cell office:value-type="string" office:string-value="YEARFRAC" table:style-name="ce6">
            <text:p>YEARFRAC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table:style-name="ce8" table:number-columns-repeated="2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External Access Functions" table:style-name="ce5">
            <text:p>External Access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DE" table:style-name="ce6">
            <text:p>D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YPERLINK" table:style-name="ce6">
            <text:p>HYPERLINK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TD" table:style-name="ce6">
            <text:p>RTD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Financial Functions" table:style-name="ce5">
            <text:p>Financi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CRINT" table:style-name="ce6">
            <text:p>ACCRI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CRINTM" table:style-name="ce6">
            <text:p>ACCRINT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MORDEGRC" table:style-name="ce6">
            <text:p>AMORDEGRC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AMORLINC" table:style-name="ce6">
            <text:p>AMORLINC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DAYBS" table:style-name="ce6">
            <text:p>COUPDAYBS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DAYS" table:style-name="ce6">
            <text:p>COUPDAYS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DAYSNC" table:style-name="ce6">
            <text:p>COUPDAYSNC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NCD" table:style-name="ce6">
            <text:p>COUPNCD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NUM" table:style-name="ce6">
            <text:p>COUPNUM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UPPCD" table:style-name="ce6">
            <text:p>COUPPCD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UMIPMT" table:style-name="ce6">
            <text:p>CUMIPMT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UMPRINC" table:style-name="ce6">
            <text:p>CUMPRINC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B" table:style-name="ce6">
            <text:p>DB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DB" table:style-name="ce6">
            <text:p>DDB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ISC" table:style-name="ce6">
            <text:p>DIS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OLLARDE" table:style-name="ce6">
            <text:p>DOLLAR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OLLARFR" table:style-name="ce6">
            <text:p>DOLLARF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URATION" table:style-name="ce6">
            <text:p>DURATIO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FFECT" table:style-name="ce6">
            <text:p>EFFE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V" table:style-name="ce6">
            <text:p>F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VSCHEDULE" table:style-name="ce6">
            <text:p>FVSCHEDULE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INTRATE" table:style-name="ce6">
            <text:p>INTRA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PMT" table:style-name="ce6">
            <text:p>I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RR" table:style-name="ce6">
            <text:p>IRR</text:p>
          </table:table-cell>
          <table:table-cell office:value-type="string" office:string-value="Small" table:style-name="ce7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ISPMT" table:style-name="ce6">
            <text:p>IS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DURATION" table:style-name="ce6">
            <text:p>MDURATION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MIRR" table:style-name="ce6">
            <text:p>MIRR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NOMINAL" table:style-name="ce6">
            <text:p>NOMINAL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NPER" table:style-name="ce6">
            <text:p>NP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PV" table:style-name="ce6">
            <text:p>NPV</text:p>
          </table:table-cell>
          <table:table-cell office:value-type="string" office:string-value="Small" table:style-name="ce7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ODDFPRICE" table:style-name="ce6">
            <text:p>ODDFPRICE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ODDFYIELD" table:style-name="ce6">
            <text:p>ODDFYIELD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ODDLPRICE" table:style-name="ce6">
            <text:p>ODDLPRICE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ODDLYIELD" table:style-name="ce6">
            <text:p>ODDLYIELD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MT" table:style-name="ce6">
            <text:p>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PMT" table:style-name="ce6">
            <text:p>PPM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ICE" table:style-name="ce6">
            <text:p>PRICE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RICEDISC" table:style-name="ce6">
            <text:p>PRICEDISC</text:p>
          </table:table-cell>
          <table:table-cell office:value-type="string" office:string-value="Large" table:style-name="ce7">
            <text:p>Lar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RICEMAT" table:style-name="ce6">
            <text:p>PRICEMAT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V" table:style-name="ce6">
            <text:p>P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TE" table:style-name="ce6">
            <text:p>RATE</text:p>
          </table:table-cell>
          <table:table-cell office:value-type="string" office:string-value="Small" table:style-name="ce7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ECEIVED" table:style-name="ce6">
            <text:p>RECEIVE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RI" table:style-name="ce6">
            <text:p>RR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LN" table:style-name="ce6">
            <text:p>SL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YD" table:style-name="ce6">
            <text:p>SY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BILLEQ" table:style-name="ce6">
            <text:p>TBILLEQ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BILLPRICE" table:style-name="ce6">
            <text:p>TBILLPRI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BILLYIELD" table:style-name="ce6">
            <text:p>TBILLYIEL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DB" table:style-name="ce6">
            <text:p>VDB</text:p>
          </table:table-cell>
          <table:table-cell office:value-type="string" office:string-value="Small" table:style-name="ce7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XIRR" table:style-name="ce6">
            <text:p>XIRR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XNPV" table:style-name="ce6">
            <text:p>XNPV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YIELD" table:style-name="ce6">
            <text:p>YIELD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YIELDDISC" table:style-name="ce6">
            <text:p>YIELDDISC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YIELDMAT" table:style-name="ce6">
            <text:p>YIELDMAT</text:p>
          </table:table-cell>
          <table:table-cell office:value-type="string" office:string-value="Medium" table:style-name="ce8">
            <text:p>Medium</text:p>
          </table:table-cell>
          <table:table-cell table:style-name="ce8" table:number-columns-repeated="4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Information Functions" table:style-name="ce5">
            <text:p>Information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REAS" table:style-name="ce6">
            <text:p>AREA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ELL" table:style-name="ce6">
            <text:p>CELL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LUMN" table:style-name="ce6">
            <text:p>COLUM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LUMNS" table:style-name="ce6">
            <text:p>COLUM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" table:style-name="ce6">
            <text:p>COU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A" table:style-name="ce6">
            <text:p>COUNT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BLANK" table:style-name="ce6">
            <text:p>COUNTBLAN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UNTIF" table:style-name="ce6">
            <text:p>COUNTI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URRENT" table:style-name="ce6">
            <text:p>CURRE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RROR.TYPE" table:style-name="ce6">
            <text:p>ERROR.TYP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ORMULA" table:style-name="ce6">
            <text:p>FORMUL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FO" table:style-name="ce6">
            <text:p>INFO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BLANK" table:style-name="ce6">
            <text:p>ISBLAN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ERR" table:style-name="ce6">
            <text:p>ISER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ERROR" table:style-name="ce6">
            <text:p>ISERRO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EVEN" table:style-name="ce6">
            <text:p>ISEV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FORMULA" table:style-name="ce6">
            <text:p>ISFORMUL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LOGICAL" table:style-name="ce6">
            <text:p>ISLOGIC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NONTEXT" table:style-name="ce6">
            <text:p>ISNON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NA" table:style-name="ce6">
            <text:p>IS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NUMBER" table:style-name="ce6">
            <text:p>ISNUMB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ODD" table:style-name="ce6">
            <text:p>ISOD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TEXT" table:style-name="ce6">
            <text:p>IS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SREF" table:style-name="ce6">
            <text:p>ISRE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" table:style-name="ce6">
            <text:p>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A" table:style-name="ce6">
            <text:p>NA</text:p>
          </table:table-cell>
          <table:table-cell office:value-type="string" office:string-value="Small" table:style-name="ce7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OW" table:style-name="ce6">
            <text:p>ROW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WS" table:style-name="ce6">
            <text:p>ROW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HEET" table:style-name="ce6">
            <text:p>SHEE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HEETS" table:style-name="ce6">
            <text:p>SHEET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YPE" table:style-name="ce6">
            <text:p>TYP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LUE" table:style-name="ce6">
            <text:p>VALU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LUEL" table:style-name="ce6">
            <text:p>VALUEL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Lookup Functions" table:style-name="ce5">
            <text:p>Lookup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DDRESS" table:style-name="ce6">
            <text:p>ADDRES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HOOSE" table:style-name="ce6">
            <text:p>CHOOS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ETPIVOTDATA" table:style-name="ce6">
            <text:p>GETPIVOTDAT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LOOKUP" table:style-name="ce6">
            <text:p>HLOOKU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DEX" table:style-name="ce6">
            <text:p>IND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DIRECT" table:style-name="ce6">
            <text:p>INDIRE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OKUP" table:style-name="ce6">
            <text:p>LOOKU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ATCH" table:style-name="ce6">
            <text:p>MATCH</text:p>
          </table:table-cell>
          <table:table-cell office:value-type="string" office:string-value="Small" table:style-name="ce7">
            <text:p>Small</text:p>
          </table:table-cell>
          <table:table-cell table:style-name="ce8" table:number-columns-repeated="4"/>
        </table:table-row>
        <table:table-row table:style-name="ro3">
          <table:table-cell office:value-type="string" office:string-value="OFFSET" table:style-name="ce6">
            <text:p>OFFSET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VLOOKUP" table:style-name="ce6">
            <text:p>VLOOKUP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Logical Functions" table:style-name="ce5">
            <text:p>Logic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ND" table:style-name="ce6">
            <text:p>A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ALSE" table:style-name="ce6">
            <text:p>FALS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F" table:style-name="ce6">
            <text:p>I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OT" table:style-name="ce6">
            <text:p>NO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R" table:style-name="ce6">
            <text:p>O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UE" table:style-name="ce6">
            <text:p>TRU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XOR" table:style-name="ce6">
            <text:p>XOR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Mathematical Functions" table:style-name="ce5">
            <text:p>Mathematic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BS" table:style-name="ce6">
            <text:p>AB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OS" table:style-name="ce6">
            <text:p>ACO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OSH" table:style-name="ce6">
            <text:p>ACOS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COT" table:style-name="ce6">
            <text:p>ACOT</text:p>
          </table:table-cell>
          <table:table-cell office:value-type="string" office:string-value="Huge" table:style-name="ce7">
            <text:p>Huge</text:p>
          </table:table-cell>
          <table:table-cell table:style-name="ce8" table:number-columns-repeated="4"/>
        </table:table-row>
        <table:table-row table:style-name="ro3">
          <table:table-cell office:value-type="string" office:string-value="ACOTH" table:style-name="ce6">
            <text:p>ACO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SIN" table:style-name="ce6">
            <text:p>AS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SINH" table:style-name="ce6">
            <text:p>ASIN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TAN" table:style-name="ce6">
            <text:p>AT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TAN2" table:style-name="ce6">
            <text:p>ATAN2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TANH" table:style-name="ce6">
            <text:p>ATAN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VERAGE" table:style-name="ce6">
            <text:p>AVERAG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I" table:style-name="ce6">
            <text:p>BESSEL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J" table:style-name="ce6">
            <text:p>BESSELJ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K" table:style-name="ce6">
            <text:p>BESSEL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SSELY" table:style-name="ce6">
            <text:p>BESSELY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MBINA" table:style-name="ce6">
            <text:p>COMBI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NVERT" table:style-name="ce6">
            <text:p>CONVER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MBIN" table:style-name="ce6">
            <text:p>COM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S" table:style-name="ce6">
            <text:p>CO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SH" table:style-name="ce6">
            <text:p>COS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T" table:style-name="ce6">
            <text:p>CO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TH" table:style-name="ce6">
            <text:p>CO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GREES" table:style-name="ce6">
            <text:p>DEGREE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LTA" table:style-name="ce6">
            <text:p>DELT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RF" table:style-name="ce6">
            <text:p>ER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RFC" table:style-name="ce6">
            <text:p>ERF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VEN" table:style-name="ce6">
            <text:p>EV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XP" table:style-name="ce6">
            <text:p>EX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ACT" table:style-name="ce6">
            <text:p>FA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ACTDOUBLE" table:style-name="ce6">
            <text:p>FACTDOUBL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" table:style-name="ce6">
            <text:p>GAMM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LN" table:style-name="ce6">
            <text:p>GAMMAL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CD" table:style-name="ce6">
            <text:p>GC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ESTEP" table:style-name="ce6">
            <text:p>GESTE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CM" table:style-name="ce6">
            <text:p>LC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N" table:style-name="ce6">
            <text:p>L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" table:style-name="ce6">
            <text:p>LO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10" table:style-name="ce6">
            <text:p>LOG10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AX" table:style-name="ce6">
            <text:p>MA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AXA" table:style-name="ce6">
            <text:p>MAX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N" table:style-name="ce6">
            <text:p>M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NA" table:style-name="ce6">
            <text:p>MI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OD" table:style-name="ce6">
            <text:p>MO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ULTINOMIAL" table:style-name="ce6">
            <text:p>MULTINOMI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DD" table:style-name="ce6">
            <text:p>OD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I" table:style-name="ce6">
            <text:p>P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OWER" table:style-name="ce6">
            <text:p>POW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ODUCT" table:style-name="ce6">
            <text:p>PRODU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QUOTIENT" table:style-name="ce6">
            <text:p>QUOTIE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DIANS" table:style-name="ce6">
            <text:p>RADIA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ND" table:style-name="ce6">
            <text:p>RA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ANDBETWEEN" table:style-name="ce6">
            <text:p>RANDBETWE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ERIESSUM" table:style-name="ce6">
            <text:p>SERIESSUM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SIGN" table:style-name="ce6">
            <text:p>SIG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IN" table:style-name="ce6">
            <text:p>S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INH" table:style-name="ce6">
            <text:p>SIN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QRT" table:style-name="ce6">
            <text:p>SQR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QRTPI" table:style-name="ce6">
            <text:p>SQRTP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BTOTAL" table:style-name="ce6">
            <text:p>SUBTOT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M" table:style-name="ce6">
            <text:p>SU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MIF" table:style-name="ce6">
            <text:p>SUMIF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MSQ" table:style-name="ce6">
            <text:p>SUMSQ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AN" table:style-name="ce6">
            <text:p>T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ANH" table:style-name="ce6">
            <text:p>TANH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Rounding Functions" table:style-name="ce5">
            <text:p>Rounding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EILING" table:style-name="ce6">
            <text:p>CEILIN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T" table:style-name="ce6">
            <text:p>IN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LOOR" table:style-name="ce6">
            <text:p>FLOO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ROUND" table:style-name="ce6">
            <text:p>MROU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UND" table:style-name="ce6">
            <text:p>ROU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UNDDOWN" table:style-name="ce6">
            <text:p>ROUNDDOW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UNDUP" table:style-name="ce6">
            <text:p>ROUNDU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UNC" table:style-name="ce6">
            <text:p>TRUNC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Statistical Functions" table:style-name="ce5">
            <text:p>Statistical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VEDEV" table:style-name="ce6">
            <text:p>AVEDE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VERAGEA" table:style-name="ce6">
            <text:p>AVERAGE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" table:style-name="ce6">
            <text:p>B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TADIST" table:style-name="ce6">
            <text:p>BETA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ETAINV" table:style-name="ce6">
            <text:p>BETAINV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BINOMDIST" table:style-name="ce6">
            <text:p>BINOMDI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GACY.CHIDIST" table:style-name="ce6">
            <text:p>LEGACY.CHIDI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HISQDIST" table:style-name="ce6">
            <text:p>CHISQDI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GACY.CHIINV" table:style-name="ce6">
            <text:p>LEGACY.CHIINV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HISQINV" table:style-name="ce6">
            <text:p>CHISQINV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HITEST" table:style-name="ce6">
            <text:p>CHITE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CONFIDENCE" table:style-name="ce6">
            <text:p>CONFIDEN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RREL" table:style-name="ce6">
            <text:p>CORRE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VAR" table:style-name="ce6">
            <text:p>COV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RITBINOMIAL" table:style-name="ce6">
            <text:p>CRITBINOMIAL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DEVSQ" table:style-name="ce6">
            <text:p>DEVSQ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XPONDIST" table:style-name="ce6">
            <text:p>EXPON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DIST" table:style-name="ce6">
            <text:p>F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FDIST" table:style-name="ce6">
            <text:p>LEGACY.F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NV" table:style-name="ce6">
            <text:p>FINV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EGACY.FINV" table:style-name="ce6">
            <text:p>LEGACY.FINV</text:p>
          </table:table-cell>
          <table:table-cell office:value-type="string" office:string-value="Medium" table:style-name="ce7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FISHER" table:style-name="ce6">
            <text:p>FISH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SHERINV" table:style-name="ce6">
            <text:p>FISHER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ORECAST" table:style-name="ce6">
            <text:p>FORECA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FREQUENCY" table:style-name="ce6">
            <text:p>FREQUENCY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TEST" table:style-name="ce6">
            <text:p>FTE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DIST" table:style-name="ce6">
            <text:p>GAMMA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AMMAINV" table:style-name="ce6">
            <text:p>GAMMAINV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GAUSS" table:style-name="ce6">
            <text:p>GAUS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EOMEAN" table:style-name="ce6">
            <text:p>GEOME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GROWTH" table:style-name="ce6">
            <text:p>GROWT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ARMEAN" table:style-name="ce6">
            <text:p>HARME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YPGEOMDIST" table:style-name="ce6">
            <text:p>HYPGEO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YPGEOMVERT" table:style-name="ce6">
            <text:p>HYPGEOMVER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INTERCEPT" table:style-name="ce6">
            <text:p>INTERCEP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KURT" table:style-name="ce6">
            <text:p>KUR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ARGE" table:style-name="ce6">
            <text:p>LARG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INEST" table:style-name="ce6">
            <text:p>LINEST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LOGEST" table:style-name="ce6">
            <text:p>LOGE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INV" table:style-name="ce6">
            <text:p>LOG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GNORMDIST" table:style-name="ce6">
            <text:p>LOGNOR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EDIAN" table:style-name="ce6">
            <text:p>MEDI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NORMSINV" table:style-name="ce6">
            <text:p>MNORMS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ODE" table:style-name="ce6">
            <text:p>MO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EGBINOMDIST" table:style-name="ce6">
            <text:p>NEGBINO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ORMDIST" table:style-name="ce6">
            <text:p>NORM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ORMINV" table:style-name="ce6">
            <text:p>NORM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NORMSDIST" table:style-name="ce6">
            <text:p>LEGACY.NORMS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GACY.NORMSINV" table:style-name="ce6">
            <text:p>LEGACY.NORMS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EARSON" table:style-name="ce6">
            <text:p>PEARSO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ERCENTILE" table:style-name="ce6">
            <text:p>PERCENTILE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ERCENTRANK" table:style-name="ce6">
            <text:p>PERCENTRANK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PERMUT" table:style-name="ce6">
            <text:p>PERMU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ERMUTATIONA" table:style-name="ce6">
            <text:p>PERMUTATION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HI" table:style-name="ce6">
            <text:p>PHI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OISSON" table:style-name="ce6">
            <text:p>POISSO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OB" table:style-name="ce6">
            <text:p>PROB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QUARTILE" table:style-name="ce6">
            <text:p>QUARTILE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RANK" table:style-name="ce6">
            <text:p>RANK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SQ" table:style-name="ce6">
            <text:p>RSQ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SKEW" table:style-name="ce6">
            <text:p>SKEW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KEWP" table:style-name="ce6">
            <text:p>SKEW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LOPE" table:style-name="ce6">
            <text:p>SLOP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MALL" table:style-name="ce6">
            <text:p>SMAL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ANDARDIZE" table:style-name="ce6">
            <text:p>STANDARDIZ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" table:style-name="ce6">
            <text:p>STDE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A" table:style-name="ce6">
            <text:p>STDEV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P" table:style-name="ce6">
            <text:p>STDEV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DEVPA" table:style-name="ce6">
            <text:p>STDEVP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TEYX" table:style-name="ce6">
            <text:p>STEY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DIST" table:style-name="ce6">
            <text:p>TDI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INV" table:style-name="ce6">
            <text:p>TINV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END" table:style-name="ce6">
            <text:p>TREND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TRIMMEAN" table:style-name="ce6">
            <text:p>TRIMMEAN</text:p>
          </table:table-cell>
          <table:table-cell office:value-type="string" office:string-value="Medium" table:style-name="ce9">
            <text:p>Medium</text:p>
          </table:table-cell>
          <table:table-cell table:style-name="ce8" table:number-columns-repeated="4"/>
        </table:table-row>
        <table:table-row table:style-name="ro3">
          <table:table-cell office:value-type="string" office:string-value="TTEST" table:style-name="ce6">
            <text:p>TTES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" table:style-name="ce6">
            <text:p>V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A" table:style-name="ce6">
            <text:p>VAR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P" table:style-name="ce6">
            <text:p>VARP</text:p>
          </table:table-cell>
          <table:table-cell table:style-name="ce8" table:number-columns-repeated="5"/>
        </table:table-row>
        <table:table-row table:style-name="ro3">
          <table:table-cell office:value-type="string" office:string-value="VARPA" table:style-name="ce6">
            <text:p>VARPA</text:p>
          </table:table-cell>
          <table:table-cell table:style-name="ce8" table:number-columns-repeated="5"/>
        </table:table-row>
        <table:table-row table:style-name="ro3">
          <table:table-cell office:value-type="string" office:string-value="WEIBULL" table:style-name="ce6">
            <text:p>WEIBUL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ZTEST" table:style-name="ce6">
            <text:p>ZTEST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Number Representation Conversion Functions" table:style-name="ce5">
            <text:p>Number Representation Conversion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RABIC" table:style-name="ce6">
            <text:p>ARABI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AHTTEXT" table:style-name="ce6">
            <text:p>BAHT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ASE" table:style-name="ce6">
            <text:p>BAS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N2DEC" table:style-name="ce6">
            <text:p>BIN2DE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N2HEX" table:style-name="ce6">
            <text:p>BIN2H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BIN2OCT" table:style-name="ce6">
            <text:p>BIN2O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2BIN" table:style-name="ce6">
            <text:p>DEC2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2HEX" table:style-name="ce6">
            <text:p>DEC2H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2OCT" table:style-name="ce6">
            <text:p>DEC2O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ECIMAL" table:style-name="ce6">
            <text:p>DECIMAL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EX2BIN" table:style-name="ce6">
            <text:p>HEX2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EX2DEC" table:style-name="ce6">
            <text:p>HEX2DE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HEX2OCT" table:style-name="ce6">
            <text:p>HEX2O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CT2BIN" table:style-name="ce6">
            <text:p>OCT2BI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CT2DEC" table:style-name="ce6">
            <text:p>OCT2DE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OCT2HEX" table:style-name="ce6">
            <text:p>OCT2HEX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OMAN" table:style-name="ce6">
            <text:p>ROMAN</text:p>
          </table:table-cell>
          <table:table-cell table:style-name="ce8" table:number-columns-repeated="5"/>
        </table:table-row>
        <table:table-row table:style-name="ro3">
          <table:table-cell/>
          <table:table-cell table:style-name="ce8" table:number-columns-repeated="5"/>
        </table:table-row>
        <table:table-row table:style-name="ro2">
          <table:table-cell office:value-type="string" office:string-value="Text Functions" table:style-name="ce5">
            <text:p>Text Functions</text:p>
          </table:table-cell>
          <table:table-cell table:style-name="ce8" table:number-columns-repeated="5"/>
        </table:table-row>
        <table:table-row table:style-name="ro3">
          <table:table-cell office:value-type="string" office:string-value="ASC" table:style-name="ce6">
            <text:p>ASC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HAR" table:style-name="ce6">
            <text:p>CH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LEAN" table:style-name="ce6">
            <text:p>CLEA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DE" table:style-name="ce6">
            <text:p>COD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CONCATENATE" table:style-name="ce6">
            <text:p>CONCATENA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DOLLAR" table:style-name="ce6">
            <text:p>DOLLA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EXACT" table:style-name="ce6">
            <text:p>EXAC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ND" table:style-name="ce6">
            <text:p>FIN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FIXED" table:style-name="ce6">
            <text:p>FIXE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FT" table:style-name="ce6">
            <text:p>LEF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EN" table:style-name="ce6">
            <text:p>LEN</text:p>
          </table:table-cell>
          <table:table-cell table:style-name="ce8" table:number-columns-repeated="5"/>
        </table:table-row>
        <table:table-row table:style-name="ro3">
          <table:table-cell office:value-type="string" office:string-value="LOWER" table:style-name="ce6">
            <text:p>LOW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MID" table:style-name="ce6">
            <text:p>MID</text:p>
          </table:table-cell>
          <table:table-cell table:style-name="ce8" table:number-columns-repeated="5"/>
        </table:table-row>
        <table:table-row table:style-name="ro3">
          <table:table-cell office:value-type="string" office:string-value="NUMBERSTRING" table:style-name="ce6">
            <text:p>NUMBERSTRING</text:p>
          </table:table-cell>
          <table:table-cell table:style-name="ce8" table:number-columns-repeated="5"/>
        </table:table-row>
        <table:table-row table:style-name="ro3">
          <table:table-cell office:value-type="string" office:string-value="PROPER" table:style-name="ce6">
            <text:p>PROPER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EPLACE" table:style-name="ce6">
            <text:p>REPLAC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EPT" table:style-name="ce6">
            <text:p>REP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RIGHT" table:style-name="ce6">
            <text:p>RIGH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EARCH" table:style-name="ce6">
            <text:p>SEARCH</text:p>
          </table:table-cell>
          <table:table-cell table:style-name="ce8" table:number-columns-repeated="5"/>
        </table:table-row>
        <table:table-row table:style-name="ro3">
          <table:table-cell office:value-type="string" office:string-value="SUBSTITUTE" table:style-name="ce6">
            <text:p>SUBSTITUTE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" table:style-name="ce6">
            <text:p>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EXT" table:style-name="ce6">
            <text:p>TEXT</text:p>
          </table:table-cell>
          <table:table-cell table:style-name="ce8" table:number-columns-repeated="5"/>
        </table:table-row>
        <table:table-row table:style-name="ro3">
          <table:table-cell office:value-type="string" office:string-value="TRIM" table:style-name="ce6">
            <text:p>TRIM</text:p>
          </table:table-cell>
          <table:table-cell table:style-name="ce8" table:number-columns-repeated="5"/>
        </table:table-row>
        <table:table-row table:style-name="ro3">
          <table:table-cell office:value-type="string" office:string-value="UPPER" table:style-name="ce6">
            <text:p>UPPER</text:p>
          </table:table-cell>
          <table:table-cell table:style-name="ce8" table:number-columns-repeated="5"/>
        </table:table-row>
      </table:table>
      <table:table table:name="Contributers" table:style-name="ta1">
        <table:table-column/>
        <table:table-column table:style-name="co7"/>
        <table:table-column/>
        <table:table-row table:style-name="ro1">
          <table:table-cell office:value-type="string" office:string-value="Contributers" table:style-name="ce11">
            <text:p>Contributers</text:p>
          </table:table-cell>
          <table:table-cell/>
        </table:table-row>
        <table:table-row>
          <table:table-cell/>
        </table:table-row>
        <table:table-row table:style-name="ro3">
          <table:table-cell office:value-type="string" office:string-value="Name" table:style-name="ce3">
            <text:p>Name</text:p>
          </table:table-cell>
          <table:table-cell office:value-type="string" office:string-value="E-Mail" table:style-name="ce3">
            <text:p>E-Mail</text:p>
          </table:table-cell>
        </table:table-row>
        <table:table-row>
          <table:table-cell office:value-type="string" office:string-value="Stefan" table:style-name="ce12">
            <text:p>Stefan</text:p>
          </table:table-cell>
          <table:table-cell office:value-type="string" office:string-value="stefan.nikolaus@kdemail.net" table:style-name="ce12">
            <text:p>stefan.nikolaus@kdemail.net</text:p>
          </table:table-cell>
          <table:table-cell/>
        </table:table-row>
        <table:table-row>
          <table:table-cell office:value-type="string" office:string-value="Sascha" table:style-name="ce12">
            <text:p>Sascha</text:p>
          </table:table-cell>
          <table:table-cell office:value-type="string" office:string-value="mrpeacock@gmail.com" table:style-name="ce12">
            <text:p>mrpeacock@gmail.co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green" style:family="table-cell">
      <style:table-cell-properties fo:background-color="#00c000"/>
    </style:style>
    <style:style style:name="custom-style2" style:display-name="red" style:family="table-cell">
      <style:table-cell-properties fo:background-color="#c00000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Unknown</meta:initial-creator>
    <meta:editing-cycles>9</meta:editing-cycles>
    <meta:creation-date>2006-12-19T11:28:35</meta:creation-date>
    <dc:date>2006-12-28T11:51:43</dc:date>
    <dc:creator>Stefan Nikolaus</dc:creator>
  </office:meta>
</office:document-meta>
</file>